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BC000005B9536B88A45AE614B1.png" manifest:media-type="image/png"/>
  <manifest:file-entry manifest:full-path="Pictures/10000000000005BA000005BC8D399F18811C20BB.png" manifest:media-type="image/png"/>
  <manifest:file-entry manifest:full-path="Pictures/10000000000005B9000005B722F147EDB46A7AB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00ff00" draw:textarea-horizontal-align="justify" draw:textarea-vertical-align="middle" draw:auto-grow-height="false" fo:min-height="0.258cm" fo:min-width="0.008cm"/>
    </style:style>
    <style:style style:name="gr3" style:family="graphic" style:parent-style-name="standard">
      <style:graphic-properties svg:stroke-color="#000000" draw:fill-color="#ff0000" draw:textarea-horizontal-align="justify" draw:textarea-vertical-align="middle" draw:auto-grow-height="false" fo:min-height="0.258cm" fo:min-width="0.008cm"/>
    </style:style>
    <style:style style:name="gr4" style:family="graphic" style:parent-style-name="standard">
      <style:graphic-properties svg:stroke-color="#000000" draw:fill-color="#0000ff" draw:textarea-horizontal-align="justify" draw:textarea-vertical-align="middle" draw:auto-grow-height="false" fo:min-height="0.258cm" fo:min-width="0.008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08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0.00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00ff00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0000ff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112cm" svg:height="7.122cm" svg:x="7.477cm" svg:y="4.016cm">
          <draw:image xlink:href="Pictures/10000000000005B9000005B722F147EDB46A7AB5.png" xlink:type="simple" xlink:show="embed" xlink:actuate="onLoad">
            <text:p/>
          </draw:image>
        </draw:frame>
        <draw:frame draw:style-name="gr1" draw:text-style-name="P1" draw:layer="layout" svg:width="7.112cm" svg:height="7.12cm" svg:x="15.539cm" svg:y="4.04cm">
          <draw:image xlink:href="Pictures/10000000000005BA000005BC8D399F18811C20BB.png" xlink:type="simple" xlink:show="embed" xlink:actuate="onLoad">
            <text:p/>
          </draw:image>
        </draw:frame>
        <draw:frame draw:style-name="gr1" draw:text-style-name="P1" draw:layer="layout" svg:width="8.328cm" svg:height="8.311cm" svg:x="9.182cm" svg:y="-9.287cm">
          <draw:image xlink:href="Pictures/10000000000005BC000005B9536B88A45AE614B1.png" xlink:type="simple" xlink:show="embed" xlink:actuate="onLoad">
            <text:p/>
          </draw:image>
        </draw:frame>
        <draw:custom-shape draw:style-name="gr2" draw:text-style-name="P2" draw:layer="layout" svg:width="0.508cm" svg:height="0.508cm" svg:x="22.905cm" svg:y="6.43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22.905cm" svg:y="5.6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08cm" svg:height="0.508cm" svg:x="22.905cm" svg:y="7.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08cm" svg:height="0.508cm" svg:x="22.905cm" svg:y="7.16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08cm" svg:height="0.508cm" svg:x="22.905cm" svg:y="8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1.734cm" svg:height="0.962cm" svg:x="23.286cm" svg:y="6.231cm">
          <draw:text-box>
            <text:p>Disk</text:p>
          </draw:text-box>
        </draw:frame>
        <draw:frame draw:style-name="gr7" draw:text-style-name="P7" draw:layer="layout" svg:width="3.034cm" svg:height="0.962cm" svg:x="23.286cm" svg:y="5.469cm">
          <draw:text-box>
            <text:p>Spheroid</text:p>
          </draw:text-box>
        </draw:frame>
        <draw:frame draw:style-name="gr7" draw:text-style-name="P7" draw:layer="layout" svg:width="4.13cm" svg:height="0.962cm" svg:x="23.286cm" svg:y="7.755cm">
          <draw:text-box>
            <text:p>Point Source</text:p>
          </draw:text-box>
        </draw:frame>
        <draw:frame draw:style-name="gr7" draw:text-style-name="P7" draw:layer="layout" svg:width="2.86cm" svg:height="0.962cm" svg:x="23.31cm" svg:y="6.993cm">
          <draw:text-box>
            <text:p>Irregular</text:p>
          </draw:text-box>
        </draw:frame>
        <draw:frame draw:style-name="gr7" draw:text-style-name="P7" draw:layer="layout" svg:width="3.88cm" svg:height="0.962cm" svg:x="23.245cm" svg:y="8.517cm">
          <draw:text-box>
            <text:p>Background</text:p>
          </draw:text-box>
        </draw:frame>
        <draw:frame draw:style-name="gr7" draw:text-style-name="P7" draw:layer="layout" svg:width="5.756cm" svg:height="5.017cm" svg:x="1cm" svg:y="4.692cm">
          <draw:text-box>
            <text:p text:style-name="P8"><text:span text:style-name="T1">Human Label:</text:span></text:p>
            <text:p text:style-name="P8">Spheroid:<text:tab/> 7%</text:p>
            <text:p text:style-name="P8">Disk: <text:tab/> <text:s/><text:tab/> 63%</text:p>
            <text:p text:style-name="P8">Irregular:<text:tab/><text:tab/> 30%</text:p>
            <text:p text:style-name="P8">Point Source: 0%</text:p>
            <text:p text:style-name="P8">Background:<text:tab/> 0%</text:p>
          </draw:text-box>
        </draw:frame>
        <draw:frame draw:style-name="gr7" draw:text-style-name="P7" draw:layer="layout" svg:width="5.819cm" svg:height="0.962cm" svg:x="7.731cm" svg:y="3cm">
          <draw:text-box>
            <text:p>Segmentation Map</text:p>
          </draw:text-box>
        </draw:frame>
        <draw:frame draw:style-name="gr8" draw:text-style-name="P7" draw:layer="layout" svg:width="7.493cm" svg:height="1.016cm" svg:x="15.277cm" svg:y="3.105cm">
          <draw:text-box>
            <text:p>Cololrized Training Labe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0T15:25:40.101702416</meta:creation-date>
    <dc:date>2018-09-10T15:52:07.129249314</dc:date>
    <meta:editing-duration>PT5M32S</meta:editing-duration>
    <meta:editing-cycles>2</meta:editing-cycles>
    <meta:generator>LibreOffice/5.1.6.2$Linux_X86_64 LibreOffice_project/10m0$Build-2</meta:generator>
    <meta:document-statistic meta:object-count="16"/>
  </office:meta>
</office:document-meta>
</file>